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1">
      <style:table-cell-properties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10"/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1"/>
    <style:style style:name="ce13" style:family="table-cell" style:parent-style-name="Default" style:data-style-name="N2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3orig" table:style-name="ta1">
        <table:shapes>
          <draw:frame draw:z-index="0" draw:style-name="gr1" draw:text-style-name="P1" svg:width="159.99mm" svg:height="89.99mm" svg:x="50.61mm" svg:y="43.49mm">
            <loext:p draw:notify-on-update-of-ranges="l3orig.B3:l3orig.B6 l3orig.D2:l3orig.D2 l3orig.D3:l3orig.D6 l3orig.E2:l3orig.E2 l3orig.E3:l3orig.E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731" calcext:value-type="float">
            <text:p>2731</text:p>
          </table:table-cell>
          <table:table-cell office:value-type="float" office:value="376" calcext:value-type="float">
            <text:p>376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15" calcext:value-type="float">
            <text:p>2715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665" calcext:value-type="float">
            <text:p>2665</text:p>
          </table:table-cell>
          <table:table-cell table:style-name="ce2" office:value-type="float" office:value="440" calcext:value-type="float">
            <text:p>440</text:p>
          </table:table-cell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32" calcext:value-type="float">
            <text:p>2732</text:p>
          </table:table-cell>
          <table:table-cell table:style-name="ce2" office:value-type="float" office:value="373" calcext:value-type="float">
            <text:p>373</text:p>
          </table:table-cell>
          <table:table-cell table:style-name="ce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</table:table>
      <table:table table:name="l3flow" table:style-name="ta1">
        <table:shapes>
          <draw:frame draw:z-index="0" draw:style-name="gr1" draw:text-style-name="P1" svg:width="159.99mm" svg:height="89.99mm" svg:x="20.55mm" svg:y="81.74mm">
            <loext:p draw:notify-on-update-of-ranges="l3flow.B3:l3flow.B6 l3flow.D2:l3flow.D2 l3flow.D3:l3flow.D6 l3flow.E2:l3flow.E2 l3flow.E3:l3flow.E6 l3flow.F2:l3flow.F2 l3flow.F3:l3flow.F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7mm" svg:height="90.05mm" svg:x="196.88mm" svg:y="82.34mm">
            <loext:p draw:notify-on-update-of-ranges="l3flow.B3:l3flow.B6 l3flow.G2:l3flow.G2 l3flow.G3:l3flow.G6 l3flow.H2:l3flow.H2 l3flow.H3:l3flow.H6 l3flow.I2:l3flow.I2 l3flow.I3:l3flow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3"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table:style-name="ce3"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table:style-name="ce3" office:value-type="string" calcext:value-type="string">
            <text:p>Not-recovered</text:p>
          </table:table-cell>
          <table:table-cell table:style-name="ce3"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15" calcext:value-type="float">
            <text:p>3115</text:p>
          </table:table-cell>
          <table:table-cell table:style-name="ce3"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01" calcext:value-type="float">
            <text:p>601</text:p>
          </table:table-cell>
          <table:table-cell office:value-type="float" office:value="443" calcext:value-type="float">
            <text:p>443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4"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4" office:value-type="float" office:value="2435" calcext:value-type="float">
            <text:p>24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232" calcext:value-type="float">
            <text:p>232</text:p>
          </table:table-cell>
          <table:table-cell table:style-name="ce4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6" calcext:value-type="float">
            <text:p>3106</text:p>
          </table:table-cell>
          <table:table-cell table:style-name="ce4" office:value-type="float" office:value="2422" calcext:value-type="float">
            <text:p>24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basic-50loops-2017-08-12/FlowRun-2017-08-1*.log' 5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bsort-2017-08-14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nmea-2017-08-12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hamming-2017-08-14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table:style-name="ce3" office:value-type="float" office:value="1058215000" calcext:value-type="float">
            <text:p>1058215000</text:p>
          </table:table-cell>
          <table:table-cell/>
          <table:table-cell table:style-name="ce3"/>
          <table:table-cell office:value-type="float" office:value="1079917483" calcext:value-type="float">
            <text:p>1079917483</text:p>
          </table:table-cell>
          <table:table-cell table:style-name="ce3" table:formula="of:=[.G14]/[.D14]" office:value-type="float" office:value="1.02050857623451" calcext:value-type="float">
            <text:p>1,0205085762</text:p>
          </table:table-cell>
          <table:table-cell table:style-name="ce5" table:formula="of:=[.H14]" office:value-type="percentage" office:value="1.02050857623451" calcext:value-type="percentage">
            <text:p>102,05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table:style-name="ce3" office:value-type="float" office:value="5645715000" calcext:value-type="float">
            <text:p>5645715000</text:p>
          </table:table-cell>
          <table:table-cell/>
          <table:table-cell table:style-name="ce3"/>
          <table:table-cell office:value-type="float" office:value="5658581372" calcext:value-type="float">
            <text:p>5658581372</text:p>
          </table:table-cell>
          <table:table-cell table:style-name="ce3" table:formula="of:=[.G15]/[.D15]" office:value-type="float" office:value="1.00227896236349" calcext:value-type="float">
            <text:p>1,0022789624</text:p>
          </table:table-cell>
          <table:table-cell table:style-name="ce5" table:formula="of:=[.H15]" office:value-type="percentage" office:value="1.00227896236349" calcext:value-type="percentage">
            <text:p>100,23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table:style-name="ce3" office:value-type="float" office:value="2637215000" calcext:value-type="float">
            <text:p>2637215000</text:p>
          </table:table-cell>
          <table:table-cell/>
          <table:table-cell table:style-name="ce3"/>
          <table:table-cell office:value-type="float" office:value="2659601745" calcext:value-type="float">
            <text:p>2659601745</text:p>
          </table:table-cell>
          <table:table-cell table:style-name="ce3" table:formula="of:=[.G16]/[.D16]" office:value-type="float" office:value="1.00848878267415" calcext:value-type="float">
            <text:p>1,0084887827</text:p>
          </table:table-cell>
          <table:table-cell table:style-name="ce5" table:formula="of:=[.H16]" office:value-type="percentage" office:value="1.00848878267415" calcext:value-type="percentage">
            <text:p>100,85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table:style-name="ce3" office:value-type="float" office:value="2799665000" calcext:value-type="float">
            <text:p>2799665000</text:p>
          </table:table-cell>
          <table:table-cell/>
          <table:table-cell table:style-name="ce3"/>
          <table:table-cell office:value-type="float" office:value="2823464580" calcext:value-type="float">
            <text:p>2823464580</text:p>
          </table:table-cell>
          <table:table-cell table:style-name="ce3" table:formula="of:=[.G17]/[.D17]" office:value-type="float" office:value="1.00850086706802" calcext:value-type="float">
            <text:p>1,0085008671</text:p>
          </table:table-cell>
          <table:table-cell table:style-name="ce5" table:formula="of:=[.H17]" office:value-type="percentage" office:value="1.00850086706802" calcext:value-type="percentage">
            <text:p>100,85%</text:p>
          </table:table-cell>
        </table:table-row>
      </table:table>
      <table:table table:name="l3tmr" table:style-name="ta1">
        <table:shapes>
          <draw:frame draw:z-index="0" draw:style-name="gr1" draw:text-style-name="P1" svg:width="159.99mm" svg:height="89.99mm" svg:x="26.05mm" svg:y="68.19mm">
            <loext:p draw:notify-on-update-of-ranges="l3tmr.B3:l3tmr.B6 l3tmr.D2:l3tmr.D2 l3tmr.D3:l3tmr.D6 l3tmr.E2:l3tmr.E2 l3tmr.E3:l3tmr.E6 l3tmr.F2:l3tmr.F2 l3tmr.F3:l3tmr.F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7mm" svg:height="90.05mm" svg:x="210.91mm" svg:y="68mm">
            <loext:p draw:notify-on-update-of-ranges="l3tmr.B3:l3tmr.B6 l3tmr.G2:l3tmr.G2 l3tmr.G3:l3tmr.G6 l3tmr.H2:l3tmr.H2 l3tmr.H3:l3tmr.H6 l3tmr.I2:l3tmr.I2 l3tmr.I3:l3tmr.I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518" calcext:value-type="float">
            <text:p>25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425" calcext:value-type="float">
            <text:p>24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653" calcext:value-type="float">
            <text:p>6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613" calcext:value-type="float">
            <text:p>6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3time" table:style-name="ta1">
        <table:shapes>
          <draw:frame draw:z-index="0" draw:style-name="gr1" draw:text-style-name="P1" svg:width="159.99mm" svg:height="89.99mm" svg:x="24.95mm" svg:y="85.99mm">
            <loext:p draw:notify-on-update-of-ranges="l3time.B3:l3time.B6 l3time.D2:l3time.D2 l3time.D3:l3time.D6 l3time.E2:l3time.E2 l3time.E3:l3time.E6 l3time.F2:l3time.F2 l3time.F3:l3time.F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9.97mm" svg:height="90.05mm" svg:x="210.91mm" svg:y="92.18mm">
            <loext:p draw:notify-on-update-of-ranges="l3time.B3:l3time.B6 l3time.G2:l3time.G2 l3time.G3:l3time.G6 l3time.H2:l3time.H2 l3time.H3:l3time.H6 l3time.I2:l3time.I2 l3time.I3:l3time.I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981" calcext:value-type="float">
            <text:p>298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969" calcext:value-type="float">
            <text:p>296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7" calcext:value-type="float">
            <text:p>3107</text:p>
          </table:table-cell>
          <table:table-cell office:value-type="float" office:value="2939" calcext:value-type="float">
            <text:p>293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7" calcext:value-type="float">
            <text:p>3107</text:p>
          </table:table-cell>
          <table:table-cell office:value-type="float" office:value="2967" calcext:value-type="float">
            <text:p>2967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./time_time.sh 'l3time/basic-50loops-2017-09-06/TimeRun-2017-0*.log' 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bsort-2017-09-21/TimeRun-2017-09-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nmea-2017-09-12/TimeRun-2017-09-0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hamming-2017-09-12/TimeRun-2017-09-0*.log' 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office:value-type="float" office:value="5403645216" calcext:value-type="float">
            <text:p>5403645216</text:p>
          </table:table-cell>
          <table:table-cell table:number-columns-repeated="2"/>
          <table:table-cell office:value-type="float" office:value="5412171967" calcext:value-type="float">
            <text:p>5412171967</text:p>
          </table:table-cell>
          <table:table-cell table:formula="of:=[.G14]/[.D14]" office:value-type="float" office:value="1.00157796277497" calcext:value-type="float">
            <text:p>1,0015779628</text:p>
          </table:table-cell>
          <table:table-cell table:style-name="ce6" table:formula="of:=[.H14]" office:value-type="percentage" office:value="1.00157796277497" calcext:value-type="percentage">
            <text:p>100,16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office:value-type="float" office:value="43004213846" calcext:value-type="float">
            <text:p>43004213846</text:p>
          </table:table-cell>
          <table:table-cell table:number-columns-repeated="2"/>
          <table:table-cell office:value-type="float" office:value="43017245714" calcext:value-type="float">
            <text:p>43017245714</text:p>
          </table:table-cell>
          <table:table-cell table:formula="of:=[.G15]/[.D15]" office:value-type="float" office:value="1.00030303700113" calcext:value-type="float">
            <text:p>1,000303037</text:p>
          </table:table-cell>
          <table:table-cell table:style-name="ce6" table:formula="of:=[.H15]" office:value-type="percentage" office:value="1.00030303700113" calcext:value-type="percentage">
            <text:p>100,03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office:value-type="float" office:value="17766301219" calcext:value-type="float">
            <text:p>17766301219</text:p>
          </table:table-cell>
          <table:table-cell table:number-columns-repeated="2"/>
          <table:table-cell office:value-type="float" office:value="17781053611" calcext:value-type="float">
            <text:p>17781053611</text:p>
          </table:table-cell>
          <table:table-cell table:formula="of:=[.G16]/[.D16]" office:value-type="float" office:value="1.00083035809301" calcext:value-type="float">
            <text:p>1,0008303581</text:p>
          </table:table-cell>
          <table:table-cell table:style-name="ce6" table:formula="of:=[.H16]" office:value-type="percentage" office:value="1.00083035809301" calcext:value-type="percentage">
            <text:p>100,08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office:value-type="float" office:value="15215344743" calcext:value-type="float">
            <text:p>15215344743</text:p>
          </table:table-cell>
          <table:table-cell table:number-columns-repeated="2"/>
          <table:table-cell office:value-type="float" office:value="15232284196" calcext:value-type="float">
            <text:p>15232284196</text:p>
          </table:table-cell>
          <table:table-cell table:formula="of:=[.G17]/[.D17]" office:value-type="float" office:value="1.00111331378198" calcext:value-type="float">
            <text:p>1,0011133138</text:p>
          </table:table-cell>
          <table:table-cell table:style-name="ce6" table:formula="of:=[.H17]" office:value-type="percentage" office:value="1.00111331378198" calcext:value-type="percentage">
            <text:p>100,11%</text:p>
          </table:table-cell>
        </table:table-row>
      </table:table>
      <table:table table:name="l3time-v2" table:style-name="ta1">
        <table:shapes>
          <draw:frame draw:z-index="0" draw:style-name="gr1" draw:text-style-name="P1" svg:width="159.99mm" svg:height="89.99mm" svg:x="24.95mm" svg:y="85.99mm">
            <loext:p draw:notify-on-update-of-ranges="'l3time-v2'.B3:'l3time-v2'.B6 'l3time-v2'.D2:'l3time-v2'.D2 'l3time-v2'.D3:'l3time-v2'.D6 'l3time-v2'.E2:'l3time-v2'.E2 'l3time-v2'.E3:'l3time-v2'.E6 'l3time-v2'.F2:'l3time-v2'.F2 'l3time-v2'.F3:'l3time-v2'.F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7mm" svg:height="90.05mm" svg:x="210.91mm" svg:y="92.18mm">
            <loext:p draw:notify-on-update-of-ranges="'l3time-v2'.B3:'l3time-v2'.B6 'l3time-v2'.G2:'l3time-v2'.G2 'l3time-v2'.G3:'l3time-v2'.G6 'l3time-v2'.H2:'l3time-v2'.H2 'l3time-v2'.H3:'l3time-v2'.H6 'l3time-v2'.I2:'l3time-v2'.I2 'l3time-v2'.I3:'l3time-v2'.I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office:value-type="float" office:value="2730" calcext:value-type="float">
            <text:p>273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office:value-type="float" office:value="2904" calcext:value-type="float">
            <text:p>2904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6" calcext:value-type="float">
            <text:p>3106</text:p>
          </table:table-cell>
          <table:table-cell office:value-type="float" office:value="2878" calcext:value-type="float">
            <text:p>2878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911" calcext:value-type="float">
            <text:p>2911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./time_time.sh 'l3time/basic-50loops-2017-10-30/TimeRun-2017-10-2*.log' 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bsort-2017-11-01/TimeRun-2017-10-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nmea-2017-11-03/TimeRun-2017-1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hamming-2017-11-03/TimeRun-2017-11-0*.log' 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office:value-type="float" office:value="1615844954" calcext:value-type="float">
            <text:p>1615844954</text:p>
          </table:table-cell>
          <table:table-cell table:number-columns-repeated="2"/>
          <table:table-cell office:value-type="float" office:value="1619449114" calcext:value-type="float">
            <text:p>1619449114</text:p>
          </table:table-cell>
          <table:table-cell table:formula="of:=[.G14]/[.D14]" office:value-type="float" office:value="1.00223051103454" calcext:value-type="float">
            <text:p>1,002230511</text:p>
          </table:table-cell>
          <table:table-cell table:style-name="ce6" table:formula="of:=[.H14]" office:value-type="percentage" office:value="1.00223051103454" calcext:value-type="percentage">
            <text:p>100,22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office:value-type="float" office:value="10957960902" calcext:value-type="float">
            <text:p>10957960902</text:p>
          </table:table-cell>
          <table:table-cell table:number-columns-repeated="2"/>
          <table:table-cell office:value-type="float" office:value="10962854356" calcext:value-type="float">
            <text:p>10962854356</text:p>
          </table:table-cell>
          <table:table-cell table:formula="of:=[.G15]/[.D15]" office:value-type="float" office:value="1.00044656611241" calcext:value-type="float">
            <text:p>1,0004465661</text:p>
          </table:table-cell>
          <table:table-cell table:style-name="ce6" table:formula="of:=[.H15]" office:value-type="percentage" office:value="1.00044656611241" calcext:value-type="percentage">
            <text:p>100,04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office:value-type="float" office:value="4796021723" calcext:value-type="float">
            <text:p>4796021723</text:p>
          </table:table-cell>
          <table:table-cell table:number-columns-repeated="2"/>
          <table:table-cell office:value-type="float" office:value="4800416271" calcext:value-type="float">
            <text:p>4800416271</text:p>
          </table:table-cell>
          <table:table-cell table:formula="of:=[.G16]/[.D16]" office:value-type="float" office:value="1.00091629026177" calcext:value-type="float">
            <text:p>1,0009162903</text:p>
          </table:table-cell>
          <table:table-cell table:style-name="ce6" table:formula="of:=[.H16]" office:value-type="percentage" office:value="1.00091629026177" calcext:value-type="percentage">
            <text:p>100,09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office:value-type="float" office:value="5168397506" calcext:value-type="float">
            <text:p>5168397506</text:p>
          </table:table-cell>
          <table:table-cell table:number-columns-repeated="2"/>
          <table:table-cell office:value-type="float" office:value="5174651263" calcext:value-type="float">
            <text:p>5174651263</text:p>
          </table:table-cell>
          <table:table-cell table:formula="of:=[.G17]/[.D17]" office:value-type="float" office:value="1.0012099992295" calcext:value-type="float">
            <text:p>1,0012099992</text:p>
          </table:table-cell>
          <table:table-cell table:style-name="ce6" table:formula="of:=[.H17]" office:value-type="percentage" office:value="1.0012099992295" calcext:value-type="percentage">
            <text:p>100,12%</text:p>
          </table:table-cell>
        </table:table-row>
      </table:table>
      <table:table table:name="Detection" table:style-name="ta1">
        <table:shapes>
          <draw:frame draw:z-index="0" draw:style-name="gr1" draw:text-style-name="P1" svg:width="251.66mm" svg:height="126.17mm" svg:x="23.68mm" svg:y="51mm">
            <loext:p draw:notify-on-update-of-ranges="Detection.C2:Detection.N3 Detection.B4:Detection.B4 Detection.C4:Detection.N4 Detection.B5:Detection.B5 Detection.C5:Detection.N5 Detection.B6:Detection.B6 Detection.C6:Detection.N6 Detection.B7:Detection.B7 Detection.C7:Detection.N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7" table:number-columns-spanned="1" table:number-rows-spanned="2"/>
          <table:table-cell table:style-name="ce7" office:value-type="string" calcext:value-type="string" table:number-columns-spanned="3" table:number-rows-spanned="1">
            <text:p>LEON3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LEON3 Flow Control (DMR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MR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ime Redundant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</table:table-row>
        <table:table-row table:style-name="ro1">
          <table:table-cell/>
          <table:table-cell table:formula="of:=[l3flow.B3]" office:value-type="string" office:string-value="basic" calcext:value-type="string">
            <text:p>basic</text:p>
          </table:table-cell>
          <table:table-cell table:formula="of:=[l3orig.D3]" office:value-type="float" office:value="2731" calcext:value-type="float">
            <text:p>2731</text:p>
          </table:table-cell>
          <table:table-cell table:formula="of:=[l3orig.E3]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[l3flow.D3]" office:value-type="float" office:value="2514" calcext:value-type="float">
            <text:p>2514</text:p>
          </table:table-cell>
          <table:table-cell table:formula="of:=[l3flow.E3]" office:value-type="float" office:value="0" calcext:value-type="float">
            <text:p>0</text:p>
          </table:table-cell>
          <table:table-cell table:formula="of:=[l3flow.F3]" office:value-type="float" office:value="601" calcext:value-type="float">
            <text:p>601</text:p>
          </table:table-cell>
          <table:table-cell table:formula="of:=[l3tmr.D3]" office:value-type="float" office:value="2518" calcext:value-type="float">
            <text:p>2518</text:p>
          </table:table-cell>
          <table:table-cell table:formula="of:=[l3tmr.E3]" office:value-type="float" office:value="0" calcext:value-type="float">
            <text:p>0</text:p>
          </table:table-cell>
          <table:table-cell table:formula="of:=[l3tmr.F3]" office:value-type="float" office:value="587" calcext:value-type="float">
            <text:p>587</text:p>
          </table:table-cell>
          <table:table-cell table:formula="of:=['l3time-v2'.D3]" office:value-type="float" office:value="2730" calcext:value-type="float">
            <text:p>2730</text:p>
          </table:table-cell>
          <table:table-cell table:formula="of:=['l3time-v2'.E3]" office:value-type="float" office:value="175" calcext:value-type="float">
            <text:p>175</text:p>
          </table:table-cell>
          <table:table-cell table:formula="of:=['l3time-v2'.F3]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l3flow.B4]" office:value-type="string" office:string-value="bsort" calcext:value-type="string">
            <text:p>bsort</text:p>
          </table:table-cell>
          <table:table-cell table:formula="of:=[l3orig.D4]" office:value-type="float" office:value="2715" calcext:value-type="float">
            <text:p>2715</text:p>
          </table:table-cell>
          <table:table-cell table:formula="of:=[l3orig.E4]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[l3flow.D4]" office:value-type="float" office:value="2391" calcext:value-type="float">
            <text:p>2391</text:p>
          </table:table-cell>
          <table:table-cell table:formula="of:=[l3flow.E4]" office:value-type="float" office:value="0" calcext:value-type="float">
            <text:p>0</text:p>
          </table:table-cell>
          <table:table-cell table:formula="of:=[l3flow.F4]" office:value-type="float" office:value="714" calcext:value-type="float">
            <text:p>714</text:p>
          </table:table-cell>
          <table:table-cell table:formula="of:=[l3tmr.D4]" office:value-type="float" office:value="2425" calcext:value-type="float">
            <text:p>2425</text:p>
          </table:table-cell>
          <table:table-cell table:formula="of:=[l3tmr.E4]" office:value-type="float" office:value="0" calcext:value-type="float">
            <text:p>0</text:p>
          </table:table-cell>
          <table:table-cell table:formula="of:=[l3tmr.F4]" office:value-type="float" office:value="680" calcext:value-type="float">
            <text:p>680</text:p>
          </table:table-cell>
          <table:table-cell table:formula="of:=['l3time-v2'.D4]" office:value-type="float" office:value="2904" calcext:value-type="float">
            <text:p>2904</text:p>
          </table:table-cell>
          <table:table-cell table:formula="of:=['l3time-v2'.E4]" office:value-type="float" office:value="98" calcext:value-type="float">
            <text:p>98</text:p>
          </table:table-cell>
          <table:table-cell table:formula="of:=['l3time-v2'.F4]" office:value-type="float" office:value="103" calcext:value-type="float">
            <text:p>103</text:p>
          </table:table-cell>
        </table:table-row>
        <table:table-row table:style-name="ro1">
          <table:table-cell/>
          <table:table-cell table:formula="of:=[l3flow.B5]" office:value-type="string" office:string-value="nmea" calcext:value-type="string">
            <text:p>nmea</text:p>
          </table:table-cell>
          <table:table-cell table:formula="of:=[l3orig.D5]" office:value-type="float" office:value="2665" calcext:value-type="float">
            <text:p>2665</text:p>
          </table:table-cell>
          <table:table-cell table:formula="of:=[l3orig.E5]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[l3flow.D5]" office:value-type="float" office:value="2435" calcext:value-type="float">
            <text:p>2435</text:p>
          </table:table-cell>
          <table:table-cell table:formula="of:=[l3flow.E5]" office:value-type="float" office:value="0" calcext:value-type="float">
            <text:p>0</text:p>
          </table:table-cell>
          <table:table-cell table:formula="of:=[l3flow.F5]" office:value-type="float" office:value="670" calcext:value-type="float">
            <text:p>670</text:p>
          </table:table-cell>
          <table:table-cell table:formula="of:=[l3tmr.D5]" office:value-type="float" office:value="2458" calcext:value-type="float">
            <text:p>2458</text:p>
          </table:table-cell>
          <table:table-cell table:formula="of:=[l3tmr.E5]" office:value-type="float" office:value="0" calcext:value-type="float">
            <text:p>0</text:p>
          </table:table-cell>
          <table:table-cell table:formula="of:=[l3tmr.F5]" office:value-type="float" office:value="647" calcext:value-type="float">
            <text:p>647</text:p>
          </table:table-cell>
          <table:table-cell table:formula="of:=['l3time-v2'.D5]" office:value-type="float" office:value="2878" calcext:value-type="float">
            <text:p>2878</text:p>
          </table:table-cell>
          <table:table-cell table:formula="of:=['l3time-v2'.E5]" office:value-type="float" office:value="107" calcext:value-type="float">
            <text:p>107</text:p>
          </table:table-cell>
          <table:table-cell table:formula="of:=['l3time-v2'.F5]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l3flow.B6]" office:value-type="string" office:string-value="hamming" calcext:value-type="string">
            <text:p>hamming</text:p>
          </table:table-cell>
          <table:table-cell table:formula="of:=[l3orig.D6]" office:value-type="float" office:value="2732" calcext:value-type="float">
            <text:p>2732</text:p>
          </table:table-cell>
          <table:table-cell table:formula="of:=[l3orig.E6]"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formula="of:=[l3flow.D6]" office:value-type="float" office:value="2422" calcext:value-type="float">
            <text:p>2422</text:p>
          </table:table-cell>
          <table:table-cell table:formula="of:=[l3flow.E6]" office:value-type="float" office:value="0" calcext:value-type="float">
            <text:p>0</text:p>
          </table:table-cell>
          <table:table-cell table:formula="of:=[l3flow.F6]" office:value-type="float" office:value="683" calcext:value-type="float">
            <text:p>683</text:p>
          </table:table-cell>
          <table:table-cell table:formula="of:=[l3tmr.D6]" office:value-type="float" office:value="2465" calcext:value-type="float">
            <text:p>2465</text:p>
          </table:table-cell>
          <table:table-cell table:formula="of:=[l3tmr.E6]" office:value-type="float" office:value="0" calcext:value-type="float">
            <text:p>0</text:p>
          </table:table-cell>
          <table:table-cell table:formula="of:=[l3tmr.F6]" office:value-type="float" office:value="640" calcext:value-type="float">
            <text:p>640</text:p>
          </table:table-cell>
          <table:table-cell table:formula="of:=['l3time-v2'.D6]" office:value-type="float" office:value="2911" calcext:value-type="float">
            <text:p>2911</text:p>
          </table:table-cell>
          <table:table-cell table:formula="of:=['l3time-v2'.E6]" office:value-type="float" office:value="102" calcext:value-type="float">
            <text:p>102</text:p>
          </table:table-cell>
          <table:table-cell table:formula="of:=['l3time-v2'.F6]" office:value-type="float" office:value="92" calcext:value-type="float">
            <text:p>92</text:p>
          </table:table-cell>
        </table:table-row>
      </table:table>
      <table:table table:name="Recovery" table:style-name="ta1">
        <table:shapes>
          <draw:frame draw:z-index="0" draw:style-name="gr1" draw:text-style-name="P1" svg:width="221.53mm" svg:height="110.76mm" svg:x="83mm" svg:y="41.17mm">
            <loext:p draw:notify-on-update-of-ranges="Recovery.C2:Recovery.H3 Recovery.B4:Recovery.B4 Recovery.C4:Recovery.H4 Recovery.B5:Recovery.B5 Recovery.C5:Recovery.H5 Recovery.B6:Recovery.B6 Recovery.C6:Recovery.H6 Recovery.B7:Recovery.B7 Recovery.C7:Recovery.H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7" table:number-columns-spanned="1" table:number-rows-spanned="2"/>
          <table:table-cell table:style-name="ce7" office:value-type="string" calcext:value-type="string" table:number-columns-spanned="3" table:number-rows-spanned="1">
            <text:p>LEON3 Flow Control (DMR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ime Redundant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table:formula="of:=[l3flow.G2]" office:value-type="string" office:string-value="Recovered" calcext:value-type="string">
            <text:p>Recovered</text:p>
          </table:table-cell>
          <table:table-cell office:value-type="string" calcext:value-type="string">
            <text:p>Not Recovered</text:p>
          </table:table-cell>
          <table:table-cell office:value-type="string" calcext:value-type="string">
            <text:p>Recovered Error</text:p>
          </table:table-cell>
          <table:table-cell table:formula="of:=['l3time-v2'.G2]" office:value-type="string" office:string-value="Recovered" calcext:value-type="string">
            <text:p>Recovered</text:p>
          </table:table-cell>
          <table:table-cell office:value-type="string" calcext:value-type="string">
            <text:p>Not Recovered</text:p>
          </table:table-cell>
          <table:table-cell office:value-type="string" calcext:value-type="string">
            <text:p>Recovered Error</text:p>
          </table:table-cell>
        </table:table-row>
        <table:table-row table:style-name="ro1">
          <table:table-cell/>
          <table:table-cell table:formula="of:=[l3tmr.B3]" office:value-type="string" office:string-value="basic" calcext:value-type="string">
            <text:p>basic</text:p>
          </table:table-cell>
          <table:table-cell table:formula="of:=[l3flow.G3]" office:value-type="float" office:value="443" calcext:value-type="float">
            <text:p>443</text:p>
          </table:table-cell>
          <table:table-cell table:formula="of:=[l3flow.H3]" office:value-type="float" office:value="129" calcext:value-type="float">
            <text:p>129</text:p>
          </table:table-cell>
          <table:table-cell table:formula="of:=[l3flow.I3]" office:value-type="float" office:value="29" calcext:value-type="float">
            <text:p>29</text:p>
          </table:table-cell>
          <table:table-cell table:formula="of:=['l3time-v2'.G3]" office:value-type="float" office:value="192" calcext:value-type="float">
            <text:p>192</text:p>
          </table:table-cell>
          <table:table-cell table:formula="of:=['l3time-v2'.H3]" office:value-type="float" office:value="8" calcext:value-type="float">
            <text:p>8</text:p>
          </table:table-cell>
          <table:table-cell table:formula="of:=['l3time-v2'.I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l3tmr.B4]" office:value-type="string" office:string-value="bsort" calcext:value-type="string">
            <text:p>bsort</text:p>
          </table:table-cell>
          <table:table-cell table:formula="of:=[l3flow.G4]" office:value-type="float" office:value="481" calcext:value-type="float">
            <text:p>481</text:p>
          </table:table-cell>
          <table:table-cell table:formula="of:=[l3flow.H4]" office:value-type="float" office:value="233" calcext:value-type="float">
            <text:p>233</text:p>
          </table:table-cell>
          <table:table-cell table:formula="of:=[l3flow.I4]" office:value-type="float" office:value="0" calcext:value-type="float">
            <text:p>0</text:p>
          </table:table-cell>
          <table:table-cell table:formula="of:=['l3time-v2'.G4]" office:value-type="float" office:value="101" calcext:value-type="float">
            <text:p>101</text:p>
          </table:table-cell>
          <table:table-cell table:formula="of:=['l3time-v2'.H4]" office:value-type="float" office:value="2" calcext:value-type="float">
            <text:p>2</text:p>
          </table:table-cell>
          <table:table-cell table:formula="of:=['l3time-v2'.I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l3tmr.B5]" office:value-type="string" office:string-value="nmea" calcext:value-type="string">
            <text:p>nmea</text:p>
          </table:table-cell>
          <table:table-cell table:formula="of:=[l3flow.G5]" office:value-type="float" office:value="232" calcext:value-type="float">
            <text:p>232</text:p>
          </table:table-cell>
          <table:table-cell table:formula="of:=[l3flow.H5]" office:value-type="float" office:value="438" calcext:value-type="float">
            <text:p>438</text:p>
          </table:table-cell>
          <table:table-cell table:formula="of:=[l3flow.I5]" office:value-type="float" office:value="0" calcext:value-type="float">
            <text:p>0</text:p>
          </table:table-cell>
          <table:table-cell table:formula="of:=['l3time-v2'.G5]" office:value-type="float" office:value="118" calcext:value-type="float">
            <text:p>118</text:p>
          </table:table-cell>
          <table:table-cell table:formula="of:=['l3time-v2'.H5]" office:value-type="float" office:value="3" calcext:value-type="float">
            <text:p>3</text:p>
          </table:table-cell>
          <table:table-cell table:formula="of:=['l3time-v2'.I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l3tmr.B6]" office:value-type="string" office:string-value="hamming" calcext:value-type="string">
            <text:p>hamming</text:p>
          </table:table-cell>
          <table:table-cell table:formula="of:=[l3flow.G6]" office:value-type="float" office:value="536" calcext:value-type="float">
            <text:p>536</text:p>
          </table:table-cell>
          <table:table-cell table:formula="of:=[l3flow.H6]" office:value-type="float" office:value="146" calcext:value-type="float">
            <text:p>146</text:p>
          </table:table-cell>
          <table:table-cell table:formula="of:=[l3flow.I6]" office:value-type="float" office:value="1" calcext:value-type="float">
            <text:p>1</text:p>
          </table:table-cell>
          <table:table-cell table:formula="of:=['l3time-v2'.G6]" office:value-type="float" office:value="91" calcext:value-type="float">
            <text:p>91</text:p>
          </table:table-cell>
          <table:table-cell table:formula="of:=['l3time-v2'.H6]" office:value-type="float" office:value="1" calcext:value-type="float">
            <text:p>1</text:p>
          </table:table-cell>
          <table:table-cell table:formula="of:=['l3time-v2'.I6]" office:value-type="float" office:value="0" calcext:value-type="float">
            <text:p>0</text:p>
          </table:table-cell>
        </table:table-row>
      </table:table>
      <table:table table:name="Time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3"/>
          <table:table-cell/>
          <table:table-cell table:style-name="ce9" office:value-type="string" calcext:value-type="string" table:number-columns-spanned="2" table:number-rows-spanned="1">
            <text:p>L3Flow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L3Time</text:p>
          </table:table-cell>
          <table:covered-table-cell table:style-name="ce3"/>
          <table:table-cell table:style-name="ce9" table:number-columns-spanned="2" table:number-rows-spanned="1"/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Base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Recovered</text:p>
          </table:table-cell>
          <table:table-cell office:value-type="string" calcext:value-type="string">
            <text:p>OK</text:p>
          </table:table-cell>
          <table:table-cell table:style-name="ce3" office:value-type="string" calcext:value-type="string">
            <text:p>Recovered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basic</text:p>
          </table:table-cell>
          <table:table-cell office:value-type="float" office:value="1058215000" calcext:value-type="float">
            <text:p>1058215000</text:p>
          </table:table-cell>
          <table:table-cell table:style-name="ce3" table:formula="of:=[l3flow.D14]" office:value-type="float" office:value="1058215000" calcext:value-type="float">
            <text:p>1058215000</text:p>
          </table:table-cell>
          <table:table-cell table:style-name="ce3" table:formula="of:=[l3flow.G14]" office:value-type="float" office:value="1079917483" calcext:value-type="float">
            <text:p>1079917483</text:p>
          </table:table-cell>
          <table:table-cell table:formula="of:=['l3time-v2'.D14]" office:value-type="float" office:value="1615844954" calcext:value-type="float">
            <text:p>1615844954</text:p>
          </table:table-cell>
          <table:table-cell table:style-name="ce3" table:formula="of:=['l3time-v2'.G14]" office:value-type="float" office:value="1619449114" calcext:value-type="float">
            <text:p>1619449114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bsort</text:p>
          </table:table-cell>
          <table:table-cell office:value-type="float" office:value="5645715000" calcext:value-type="float">
            <text:p>5645715000</text:p>
          </table:table-cell>
          <table:table-cell table:style-name="ce3" table:formula="of:=[l3flow.D15]" office:value-type="float" office:value="5645715000" calcext:value-type="float">
            <text:p>5645715000</text:p>
          </table:table-cell>
          <table:table-cell table:style-name="ce3" table:formula="of:=[l3flow.G15]" office:value-type="float" office:value="5658581372" calcext:value-type="float">
            <text:p>5658581372</text:p>
          </table:table-cell>
          <table:table-cell table:formula="of:=['l3time-v2'.D15]" office:value-type="float" office:value="10957960902" calcext:value-type="float">
            <text:p>10957960902</text:p>
          </table:table-cell>
          <table:table-cell table:style-name="ce3" table:formula="of:=['l3time-v2'.G15]" office:value-type="float" office:value="10962854356" calcext:value-type="float">
            <text:p>10962854356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nmea</text:p>
          </table:table-cell>
          <table:table-cell office:value-type="float" office:value="2637215000" calcext:value-type="float">
            <text:p>2637215000</text:p>
          </table:table-cell>
          <table:table-cell table:style-name="ce3" table:formula="of:=[l3flow.D16]" office:value-type="float" office:value="2637215000" calcext:value-type="float">
            <text:p>2637215000</text:p>
          </table:table-cell>
          <table:table-cell table:style-name="ce3" table:formula="of:=[l3flow.G16]" office:value-type="float" office:value="2659601745" calcext:value-type="float">
            <text:p>2659601745</text:p>
          </table:table-cell>
          <table:table-cell table:formula="of:=['l3time-v2'.D16]" office:value-type="float" office:value="4796021723" calcext:value-type="float">
            <text:p>4796021723</text:p>
          </table:table-cell>
          <table:table-cell table:style-name="ce3" table:formula="of:=['l3time-v2'.G16]" office:value-type="float" office:value="4800416271" calcext:value-type="float">
            <text:p>4800416271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hamming</text:p>
          </table:table-cell>
          <table:table-cell office:value-type="float" office:value="2799665000" calcext:value-type="float">
            <text:p>2799665000</text:p>
          </table:table-cell>
          <table:table-cell table:style-name="ce3" table:formula="of:=[l3flow.D17]" office:value-type="float" office:value="2799665000" calcext:value-type="float">
            <text:p>2799665000</text:p>
          </table:table-cell>
          <table:table-cell table:style-name="ce3" table:formula="of:=[l3flow.G17]" office:value-type="float" office:value="2823464580" calcext:value-type="float">
            <text:p>2823464580</text:p>
          </table:table-cell>
          <table:table-cell table:formula="of:=['l3time-v2'.D17]" office:value-type="float" office:value="5168397506" calcext:value-type="float">
            <text:p>5168397506</text:p>
          </table:table-cell>
          <table:table-cell table:style-name="ce3" table:formula="of:=['l3time-v2'.G17]" office:value-type="float" office:value="5174651263" calcext:value-type="float">
            <text:p>5174651263</text:p>
          </table:table-cell>
          <table:table-cell table:style-name="ce5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25n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With Cache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basic</text:p>
          </table:table-cell>
          <table:table-cell office:value-type="float" office:value="292540000" calcext:value-type="float">
            <text:p>292540000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LEON3 Flow Control (DMR)</text:p>
          </table:table-cell>
          <table:covered-table-cell table:style-name="ce3"/>
          <table:table-cell table:style-name="ce9" office:value-type="string" calcext:value-type="string" table:number-columns-spanned="2" table:number-rows-spanned="1">
            <text:p>LEON3 Time Redundant</text:p>
          </table:table-cell>
          <table:covered-table-cell table:style-name="ce3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764790000" calcext:value-type="float">
            <text:p>764790000</text:p>
          </table:table-cell>
          <table:table-cell table:number-columns-repeated="3"/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Recovered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449740000" calcext:value-type="float">
            <text:p>449740000</text:p>
          </table:table-cell>
          <table:table-cell table:number-columns-repeated="2"/>
          <table:table-cell office:value-type="string" calcext:value-type="string">
            <text:p>basic</text:p>
          </table:table-cell>
          <table:table-cell table:style-name="ce5" table:formula="of:=([.D3]/[.$C$3])-1" office:value-type="percentage" office:value="0" calcext:value-type="percentage">
            <text:p>0,00%</text:p>
          </table:table-cell>
          <table:table-cell table:style-name="ce5" table:formula="of:=([.E3]/[.$C$3])-1" office:value-type="percentage" office:value="0.0205085762345081" calcext:value-type="percentage">
            <text:p>2,05%</text:p>
          </table:table-cell>
          <table:table-cell table:style-name="ce5" table:formula="of:=([.F3]/[.$C$3])-1" office:value-type="percentage" office:value="0.52695336391943" calcext:value-type="percentage">
            <text:p>52,70%</text:p>
          </table:table-cell>
          <table:table-cell table:style-name="ce5" table:formula="of:=([.G3]/[.$C$3])-1" office:value-type="percentage" office:value="0.530359250246878" calcext:value-type="percentage">
            <text:p>53,04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438415000" calcext:value-type="float">
            <text:p>438415000</text:p>
          </table:table-cell>
          <table:table-cell table:number-columns-repeated="2"/>
          <table:table-cell office:value-type="string" calcext:value-type="string">
            <text:p>bsort</text:p>
          </table:table-cell>
          <table:table-cell table:style-name="ce5" table:formula="of:=([.D4]/[.$C$4])-1" office:value-type="percentage" office:value="0" calcext:value-type="percentage">
            <text:p>0,00%</text:p>
          </table:table-cell>
          <table:table-cell table:style-name="ce5" table:formula="of:=([.E4]/[.$C$4])-1" office:value-type="percentage" office:value="0.00227896236349157" calcext:value-type="percentage">
            <text:p>0,23%</text:p>
          </table:table-cell>
          <table:table-cell table:style-name="ce5" table:formula="of:=([.F4]/[.$C$4])-1" office:value-type="percentage" office:value="0.940934124729994" calcext:value-type="percentage">
            <text:p>94,09%</text:p>
          </table:table-cell>
          <table:table-cell table:style-name="ce5" table:formula="of:=([.G4]/[.$C$4])-1" office:value-type="percentage" office:value="0.941800880136528" calcext:value-type="percentage">
            <text:p>94,18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mea</text:p>
          </table:table-cell>
          <table:table-cell table:style-name="ce5" table:formula="of:=([.D5]/[.$C$5])-1" office:value-type="percentage" office:value="0" calcext:value-type="percentage">
            <text:p>0,00%</text:p>
          </table:table-cell>
          <table:table-cell table:style-name="ce5" table:formula="of:=([.E5]/[.$C$5])-1" office:value-type="percentage" office:value="0.00848878267414688" calcext:value-type="percentage">
            <text:p>0,85%</text:p>
          </table:table-cell>
          <table:table-cell table:style-name="ce5" table:formula="of:=([.F5]/[.$C$5])-1" office:value-type="percentage" office:value="0.818593373312377" calcext:value-type="percentage">
            <text:p>81,86%</text:p>
          </table:table-cell>
          <table:table-cell table:style-name="ce5" table:formula="of:=([.G5]/[.$C$5])-1" office:value-type="percentage" office:value="0.820259732710454" calcext:value-type="percentage">
            <text:p>82,03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ming</text:p>
          </table:table-cell>
          <table:table-cell table:style-name="ce5" table:formula="of:=([.D6]/[.$C$6])-1" office:value-type="percentage" office:value="0" calcext:value-type="percentage">
            <text:p>0,00%</text:p>
          </table:table-cell>
          <table:table-cell table:style-name="ce5" table:formula="of:=([.E6]/[.$C$6])-1" office:value-type="percentage" office:value="0.00850086706802422" calcext:value-type="percentage">
            <text:p>0,85%</text:p>
          </table:table-cell>
          <table:table-cell table:style-name="ce5" table:formula="of:=([.F6]/[.$C$6])-1" office:value-type="percentage" office:value="0.846077122084249" calcext:value-type="percentage">
            <text:p>84,61%</text:p>
          </table:table-cell>
          <table:table-cell table:style-name="ce5" table:formula="of:=([.G6]/[.$C$6])-1" office:value-type="percentage" office:value="0.848310873979565" calcext:value-type="percentage">
            <text:p>84,83%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Average</text:p>
          </table:table-cell>
          <table:table-cell table:style-name="ce6" table:formula="of:=AVERAGE([.G13:.G16])" office:value-type="percentage" office:value="0" calcext:value-type="percentage">
            <text:p>0,00%</text:p>
          </table:table-cell>
          <table:table-cell table:style-name="ce6" table:formula="of:=AVERAGE([.H13:.H16])" office:value-type="percentage" office:value="0.00994429708504269" calcext:value-type="percentage">
            <text:p>0,99%</text:p>
          </table:table-cell>
          <table:table-cell table:style-name="ce6" table:formula="of:=AVERAGE([.I13:.I16])" office:value-type="percentage" office:value="0.783139496011513" calcext:value-type="percentage">
            <text:p>78,31%</text:p>
          </table:table-cell>
          <table:table-cell table:style-name="ce6" table:formula="of:=AVERAGE([.J13:.J16])" office:value-type="percentage" office:value="0.785182684268357" calcext:value-type="percentage">
            <text:p>78,52%</text:p>
          </table:table-cell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nocache</text:p>
          </table:table-cell>
          <table:table-cell office:value-type="string" calcext:value-type="string">
            <text:p>inscrase</text:p>
          </table:table-cell>
          <table:table-cell office:value-type="string" calcext:value-type="string">
            <text:p>nocache 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[.B3]" office:value-type="string" office:string-value="basic" calcext:value-type="string">
            <text:p>basic</text:p>
          </table:table-cell>
          <table:table-cell table:style-name="ce3" table:formula="of:=[.C11]/1000" office:value-type="float" office:value="292540" calcext:value-type="float">
            <text:p>292540</text:p>
          </table:table-cell>
          <table:table-cell table:style-name="ce3" table:formula="of:=[.C3]/1000" office:value-type="float" office:value="1058215" calcext:value-type="float">
            <text:p>1058215</text:p>
          </table:table-cell>
          <table:table-cell table:style-name="ce11" table:formula="of:=[.E23]/[.D23]" office:value-type="float" office:value="3.61733438162303" calcext:value-type="float">
            <text:p>3,62</text:p>
          </table:table-cell>
          <table:table-cell table:style-name="ce12" table:formula="of:=[.F3]/1000" office:value-type="float" office:value="1615844.954" calcext:value-type="float">
            <text:p>1615845</text:p>
          </table:table-cell>
          <table:table-cell table:style-name="ce13" table:formula="of:=[.G23]/[.D23]" office:value-type="float" office:value="5.52350090244069" calcext:value-type="float">
            <text:p>5,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formula="of:=[.B4]" office:value-type="string" office:string-value="bsort" calcext:value-type="string">
            <text:p>bsort</text:p>
          </table:table-cell>
          <table:table-cell table:style-name="ce3" table:formula="of:=[.C12]/1000" office:value-type="float" office:value="764790" calcext:value-type="float">
            <text:p>764790</text:p>
          </table:table-cell>
          <table:table-cell table:style-name="ce3" table:formula="of:=[.C4]/1000" office:value-type="float" office:value="5645715" calcext:value-type="float">
            <text:p>5645715</text:p>
          </table:table-cell>
          <table:table-cell table:style-name="ce11" table:formula="of:=[.E24]/[.D24]" office:value-type="float" office:value="7.38204605185737" calcext:value-type="float">
            <text:p>7,38</text:p>
          </table:table-cell>
          <table:table-cell table:style-name="ce12" table:formula="of:=[.F4]/1000" office:value-type="float" office:value="10957960.902" calcext:value-type="float">
            <text:p>10957961</text:p>
          </table:table-cell>
          <table:table-cell table:style-name="ce13" table:formula="of:=[.G24]/[.D24]" office:value-type="float" office:value="14.3280650923783" calcext:value-type="float">
            <text:p>14,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formula="of:=[.B5]" office:value-type="string" office:string-value="nmea" calcext:value-type="string">
            <text:p>nmea</text:p>
          </table:table-cell>
          <table:table-cell table:style-name="ce3" table:formula="of:=[.C13]/1000" office:value-type="float" office:value="449740" calcext:value-type="float">
            <text:p>449740</text:p>
          </table:table-cell>
          <table:table-cell table:style-name="ce3" table:formula="of:=[.C5]/1000" office:value-type="float" office:value="2637215" calcext:value-type="float">
            <text:p>2637215</text:p>
          </table:table-cell>
          <table:table-cell table:style-name="ce11" table:formula="of:=[.E25]/[.D25]" office:value-type="float" office:value="5.8638657891226" calcext:value-type="float">
            <text:p>5,86</text:p>
          </table:table-cell>
          <table:table-cell table:style-name="ce12" table:formula="of:=[.F5]/1000" office:value-type="float" office:value="4796021.723" calcext:value-type="float">
            <text:p>4796022</text:p>
          </table:table-cell>
          <table:table-cell table:style-name="ce13" table:formula="of:=[.G25]/[.D25]" office:value-type="float" office:value="10.6639874660915" calcext:value-type="float">
            <text:p>10,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formula="of:=[.B6]" office:value-type="string" office:string-value="hamming" calcext:value-type="string">
            <text:p>hamming</text:p>
          </table:table-cell>
          <table:table-cell table:style-name="ce3" table:formula="of:=[.C14]/1000" office:value-type="float" office:value="438415" calcext:value-type="float">
            <text:p>438415</text:p>
          </table:table-cell>
          <table:table-cell table:style-name="ce3" table:formula="of:=[.C6]/1000" office:value-type="float" office:value="2799665" calcext:value-type="float">
            <text:p>2799665</text:p>
          </table:table-cell>
          <table:table-cell table:style-name="ce11" table:formula="of:=[.E26]/[.D26]" office:value-type="float" office:value="6.38587867659638" calcext:value-type="float">
            <text:p>6,39</text:p>
          </table:table-cell>
          <table:table-cell table:style-name="ce12" table:formula="of:=[.F6]/1000" office:value-type="float" office:value="5168397.506" calcext:value-type="float">
            <text:p>5168398</text:p>
          </table:table-cell>
          <table:table-cell table:style-name="ce13" table:formula="of:=[.G26]/[.D26]" office:value-type="float" office:value="11.7888245292702" calcext:value-type="float">
            <text:p>11,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0" office:value-type="string" calcext:value-type="string">
            <text:p>Average</text:p>
          </table:table-cell>
          <table:table-cell table:style-name="ce11" table:formula="of:=SUM([.F23:.F26])/4" office:value-type="float" office:value="5.81228122479985" calcext:value-type="float">
            <text:p>5,81</text:p>
          </table:table-cell>
          <table:table-cell/>
          <table:table-cell table:style-name="ce13" table:formula="of:=AVERAGE([.H23:.H26])" office:value-type="float" office:value="10.5760944975452" calcext:value-type="float">
            <text:p>10,58</text:p>
          </table:table-cell>
          <table:table-cell table:number-columns-repeated="2"/>
        </table:table-row>
      </table:table>
      <table:table table:name="Checkpoint Size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Bits</text:p>
          </table:table-cell>
          <table:table-cell/>
          <table:table-cell office:value-type="string" calcext:value-type="string">
            <text:p>regfil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iu3</text:p>
          </table:table-cell>
          <table:table-cell office:value-type="float" office:value="2502" calcext:value-type="float">
            <text:p>2502</text:p>
          </table:table-cell>
          <table:table-cell/>
          <table:table-cell office:value-type="string" calcext:value-type="string">
            <text:p>addr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[.F2]*[.G2]"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string" calcext:value-type="string">
            <text:p>icache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data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[.F3]*[.G3]"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string" calcext:value-type="string">
            <text:p>dcache</text:p>
          </table:table-cell>
          <table:table-cell office:value-type="float" office:value="830" calcext:value-type="float">
            <text:p>8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ache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C2:.C5])" office:value-type="float" office:value="3689" calcext:value-type="float">
            <text:p>368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bits</text:p>
          </table:table-cell>
          <table:table-cell office:value-type="string" calcext:value-type="string">
            <text:p>byte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otais</text:p>
          </table:table-cell>
          <table:table-cell table:formula="of:=[.C6]+[.H2]+[.H3]" office:value-type="float" office:value="6249" calcext:value-type="float">
            <text:p>6249</text:p>
          </table:table-cell>
          <table:table-cell table:formula="of:=[.D8]/8" office:value-type="float" office:value="781.125" calcext:value-type="float">
            <text:p>781,125</text:p>
          </table:table-cell>
          <table:table-cell table:number-columns-repeated="3"/>
        </table:table-row>
      </table:table>
      <table:table table:name="instructions usage" table:style-name="ta1">
        <table:table-column table:style-name="co1" table:number-columns-repeated="12" table:default-cell-style-name="Default"/>
        <table:table-row table:style-name="ro1">
          <table:table-cell/>
          <table:table-cell table:style-name="ce14" office:value-type="string" calcext:value-type="string" table:number-columns-spanned="2" table:number-rows-spanned="1">
            <text:p>Basic</text:p>
          </table:table-cell>
          <table:covered-table-cell table:style-name="ce15"/>
          <table:table-cell/>
          <table:table-cell table:style-name="ce7" office:value-type="string" calcext:value-type="string" table:number-columns-spanned="2" table:number-rows-spanned="1">
            <text:p>bsort</text:p>
          </table:table-cell>
          <table:covered-table-cell table:style-name="ce15"/>
          <table:table-cell/>
          <table:table-cell table:style-name="ce7" office:value-type="string" calcext:value-type="string" table:number-columns-spanned="2" table:number-rows-spanned="1">
            <text:p>nmea</text:p>
          </table:table-cell>
          <table:covered-table-cell table:style-name="ce15"/>
          <table:table-cell/>
          <table:table-cell table:style-name="ce7" office:value-type="string" calcext:value-type="string" table:number-columns-spanned="2" table:number-rows-spanned="1">
            <text:p>hamming</text:p>
          </table:table-cell>
          <table:covered-table-cell table:style-name="ce15"/>
        </table:table-row>
        <table:table-row table:style-name="ro1"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ld</text:p>
          </table:table-cell>
          <table:table-cell office:value-type="float" office:value="4411" calcext:value-type="float">
            <text:p>4411</text:p>
          </table:table-cell>
          <table:table-cell/>
          <table:table-cell office:value-type="string" calcext:value-type="string">
            <text:p>ld</text:p>
          </table:table-cell>
          <table:table-cell office:value-type="float" office:value="1366" calcext:value-type="float">
            <text:p>1366</text:p>
          </table:table-cell>
          <table:table-cell/>
          <table:table-cell office:value-type="string" calcext:value-type="string">
            <text:p>ld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/>
          <table:table-cell office:value-type="string" calcext:value-type="string">
            <text:p>sethi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2140" calcext:value-type="float">
            <text:p>2140</text:p>
          </table:table-cell>
          <table:table-cell/>
          <table:table-cell office:value-type="string" calcext:value-type="string">
            <text:p>st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ldub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nop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/>
          <table:table-cell office:value-type="string" calcext:value-type="string">
            <text:p>nop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nop</text:p>
          </table:table-cell>
          <table:table-cell office:value-type="float" office:value="1019" calcext:value-type="float">
            <text:p>1019</text:p>
          </table:table-cell>
          <table:table-cell/>
          <table:table-cell office:value-type="string" calcext:value-type="string">
            <text:p>sra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ldub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string" calcext:value-type="string">
            <text:p>subcc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subcc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ldub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subcc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string" calcext:value-type="string">
            <text:p>clr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st</text:p>
          </table:table-cell>
          <table:table-cell office:value-type="float" office:value="862" calcext:value-type="float">
            <text:p>862</text:p>
          </table:table-cell>
          <table:table-cell/>
          <table:table-cell office:value-type="string" calcext:value-type="string">
            <text:p>nop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sethi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stb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subcc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mov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add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st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xo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>
            <text:p>std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clr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clr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bleu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stb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lr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bl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std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sethi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string" calcext:value-type="string">
            <text:p>sav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std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d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mov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thi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sav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o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ret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all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lrb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etl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av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v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al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bn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stor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t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l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sto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resto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tor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n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rl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ub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mp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dc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e,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u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5" loext:min-decimal-places="5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22:04:02.670622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4:27:44.934471225</meta:creation-date>
    <dc:date>2018-02-16T23:24:39.488453416</dc:date>
    <meta:editing-duration>P7DT10H54M29S</meta:editing-duration>
    <meta:editing-cycles>30</meta:editing-cycles>
    <meta:generator>LibreOffice/5.1.6.2$Linux_X86_64 LibreOffice_project/10m0$Build-2</meta:generator>
    <meta:document-statistic meta:table-count="10" meta:cell-count="799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flow.B3:l3flow.B6 l3flow.G2:l3flow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G3:l3flow.G6" chart:label-cell-address="l3flow.G2:l3flow.G2" chart:class="chart:bar">
            <chart:data-point chart:repeated="4"/>
          </chart:series>
          <chart:series chart:style-name="ch8" chart:values-cell-range-address="l3flow.H3:l3flow.H6" chart:label-cell-address="l3flow.H2:l3flow.H2" chart:class="chart:bar">
            <chart:data-point chart:repeated="4"/>
          </chart:series>
          <chart:series chart:style-name="ch9" chart:values-cell-range-address="l3flow.I3:l3flow.I6" chart:label-cell-address="l3flow.I2:l3flow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flow.G2:l3flow.G2</svg:desc>
                </draw:g>
              </table:table-cell>
              <table:table-cell office:value-type="string">
                <text:p>Not-recovered</text:p>
                <draw:g>
                  <svg:desc>l3flow.H2:l3flow.H2</svg:desc>
                </draw:g>
              </table:table-cell>
              <table:table-cell office:value-type="string">
                <text:p>Recovered-error</text:p>
                <draw:g>
                  <svg:desc>l3flow.I2:l3flow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443">
                <text:p>443</text:p>
                <draw:g>
                  <svg:desc>l3flow.G3:l3flow.G6</svg:desc>
                </draw:g>
              </table:table-cell>
              <table:table-cell office:value-type="float" office:value="129">
                <text:p>129</text:p>
                <draw:g>
                  <svg:desc>l3flow.H3:l3flow.H6</svg:desc>
                </draw:g>
              </table:table-cell>
              <table:table-cell office:value-type="float" office:value="29">
                <text:p>29</text:p>
                <draw:g>
                  <svg:desc>l3flow.I3:l3flow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481">
                <text:p>481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32">
                <text:p>232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36">
                <text:p>53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ime.B3:l3time.B6 l3time.D2:l3time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D3:l3time.D6" chart:label-cell-address="l3time.D2:l3time.D2" chart:class="chart:bar">
            <chart:data-point chart:style-name="ch8"/>
            <chart:data-point chart:repeated="3"/>
          </chart:series>
          <chart:series chart:style-name="ch9" chart:values-cell-range-address="l3time.E3:l3time.E6" chart:label-cell-address="l3time.E2:l3time.E2" chart:class="chart:bar">
            <chart:data-point chart:repeated="4"/>
          </chart:series>
          <chart:series chart:style-name="ch10" chart:values-cell-range-address="l3time.F3:l3time.F6" chart:label-cell-address="l3time.F2:l3time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ime.D2:l3time.D2</svg:desc>
                </draw:g>
              </table:table-cell>
              <table:table-cell office:value-type="string">
                <text:p>Nok-failure</text:p>
                <draw:g>
                  <svg:desc>l3time.E2:l3time.E2</svg:desc>
                </draw:g>
              </table:table-cell>
              <table:table-cell office:value-type="string">
                <text:p>Detected</text:p>
                <draw:g>
                  <svg:desc>l3time.F2:l3tim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2981">
                <text:p>2981</text:p>
                <draw:g>
                  <svg:desc>l3time.D3:l3time.D6</svg:desc>
                </draw:g>
              </table:table-cell>
              <table:table-cell office:value-type="float" office:value="64">
                <text:p>64</text:p>
                <draw:g>
                  <svg:desc>l3time.E3:l3time.E6</svg:desc>
                </draw:g>
              </table:table-cell>
              <table:table-cell office:value-type="float" office:value="62">
                <text:p>62</text:p>
                <draw:g>
                  <svg:desc>l3time.F3:l3time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969">
                <text:p>2969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939">
                <text:p>2939</text:p>
              </table:table-cell>
              <table:table-cell office:value-type="float" office:value="78">
                <text:p>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67">
                <text:p>2967</text:p>
              </table:table-cell>
              <table:table-cell office:value-type="float" office:value="83">
                <text:p>83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ime.B3:l3time.B6 l3time.G2:l3time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G3:l3time.G6" chart:label-cell-address="l3time.G2:l3time.G2" chart:class="chart:bar">
            <chart:data-point chart:repeated="4"/>
          </chart:series>
          <chart:series chart:style-name="ch8" chart:values-cell-range-address="l3time.H3:l3time.H6" chart:label-cell-address="l3time.H2:l3time.H2" chart:class="chart:bar">
            <chart:data-point chart:repeated="4"/>
          </chart:series>
          <chart:series chart:style-name="ch9" chart:values-cell-range-address="l3time.I3:l3time.I6" chart:label-cell-address="l3time.I2:l3time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ime.G2:l3time.G2</svg:desc>
                </draw:g>
              </table:table-cell>
              <table:table-cell office:value-type="string">
                <text:p>Not-recovered</text:p>
                <draw:g>
                  <svg:desc>l3time.H2:l3time.H2</svg:desc>
                </draw:g>
              </table:table-cell>
              <table:table-cell office:value-type="string">
                <text:p>Recovered-error</text:p>
                <draw:g>
                  <svg:desc>l3time.I2:l3tim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61">
                <text:p>61</text:p>
                <draw:g>
                  <svg:desc>l3time.G3:l3time.G6</svg:desc>
                </draw:g>
              </table:table-cell>
              <table:table-cell office:value-type="float" office:value="1">
                <text:p>1</text:p>
                <draw:g>
                  <svg:desc>l3time.H3:l3time.H6</svg:desc>
                </draw:g>
              </table:table-cell>
              <table:table-cell office:value-type="float" office:value="0">
                <text:p>0</text:p>
                <draw:g>
                  <svg:desc>l3time.I3:l3time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flow.B3:l3flow.B6 l3flow.D2:l3flow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D3:l3flow.D6" chart:label-cell-address="l3flow.D2:l3flow.D2" chart:class="chart:bar">
            <chart:data-point chart:style-name="ch8"/>
            <chart:data-point chart:repeated="3"/>
          </chart:series>
          <chart:series chart:style-name="ch9" chart:values-cell-range-address="l3flow.E3:l3flow.E6" chart:label-cell-address="l3flow.E2:l3flow.E2" chart:class="chart:bar">
            <chart:data-point chart:repeated="4"/>
          </chart:series>
          <chart:series chart:style-name="ch10" chart:values-cell-range-address="l3flow.F3:l3flow.F6" chart:label-cell-address="l3flow.F2:l3flow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flow.D2:l3flow.D2</svg:desc>
                </draw:g>
              </table:table-cell>
              <table:table-cell office:value-type="string">
                <text:p>Nok-failure</text:p>
                <draw:g>
                  <svg:desc>l3flow.E2:l3flow.E2</svg:desc>
                </draw:g>
              </table:table-cell>
              <table:table-cell office:value-type="string">
                <text:p>Detected</text:p>
                <draw:g>
                  <svg:desc>l3flow.F2:l3flow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2514">
                <text:p>2514</text:p>
                <draw:g>
                  <svg:desc>l3flow.D3:l3flow.D6</svg:desc>
                </draw:g>
              </table:table-cell>
              <table:table-cell office:value-type="float" office:value="0">
                <text:p>0</text:p>
                <draw:g>
                  <svg:desc>l3flow.E3:l3flow.E6</svg:desc>
                </draw:g>
              </table:table-cell>
              <table:table-cell office:value-type="float" office:value="601">
                <text:p>601</text:p>
                <draw:g>
                  <svg:desc>l3flow.F3:l3flow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683">
                <text:p>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l3tmr.B3:l3tmr.B6 l3tmr.D2:l3tmr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D3:l3tmr.D6" chart:label-cell-address="l3tmr.D2:l3tmr.D2" chart:class="chart:bar">
            <chart:data-point/>
            <chart:data-point chart:style-name="ch8"/>
            <chart:data-point chart:repeated="2"/>
          </chart:series>
          <chart:series chart:style-name="ch9" chart:values-cell-range-address="l3tmr.E3:l3tmr.E6" chart:label-cell-address="l3tmr.E2:l3tmr.E2" chart:class="chart:bar">
            <chart:data-point chart:repeated="4"/>
          </chart:series>
          <chart:series chart:style-name="ch10" chart:values-cell-range-address="l3tmr.F3:l3tmr.F6" chart:label-cell-address="l3tmr.F2:l3tmr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mr.D2:l3tmr.D2</svg:desc>
                </draw:g>
              </table:table-cell>
              <table:table-cell office:value-type="string">
                <text:p>Nok-failure</text:p>
                <draw:g>
                  <svg:desc>l3tmr.E2:l3tmr.E2</svg:desc>
                </draw:g>
              </table:table-cell>
              <table:table-cell office:value-type="string">
                <text:p>Detected</text:p>
                <draw:g>
                  <svg:desc>l3tmr.F2:l3tmr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2518">
                <text:p>2518</text:p>
                <draw:g>
                  <svg:desc>l3tmr.D3:l3tmr.D6</svg:desc>
                </draw:g>
              </table:table-cell>
              <table:table-cell office:value-type="float" office:value="0">
                <text:p>0</text:p>
                <draw:g>
                  <svg:desc>l3tmr.E3:l3tmr.E6</svg:desc>
                </draw:g>
              </table:table-cell>
              <table:table-cell office:value-type="float" office:value="587">
                <text:p>587</text:p>
                <draw:g>
                  <svg:desc>l3tmr.F3:l3tmr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l3tmr.B3:l3tmr.B6 l3tmr.G2:l3tmr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G3:l3tmr.G6" chart:label-cell-address="l3tmr.G2:l3tmr.G2" chart:class="chart:bar">
            <chart:data-point chart:repeated="4"/>
          </chart:series>
          <chart:series chart:style-name="ch8" chart:values-cell-range-address="l3tmr.H3:l3tmr.H6" chart:label-cell-address="l3tmr.H2:l3tmr.H2" chart:class="chart:bar">
            <chart:data-point chart:repeated="4"/>
          </chart:series>
          <chart:series chart:style-name="ch9" chart:values-cell-range-address="l3tmr.I3:l3tmr.I6" chart:label-cell-address="l3tmr.I2:l3tmr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mr.G2:l3tmr.G2</svg:desc>
                </draw:g>
              </table:table-cell>
              <table:table-cell office:value-type="string">
                <text:p>Not-recovered</text:p>
                <draw:g>
                  <svg:desc>l3tmr.H2:l3tmr.H2</svg:desc>
                </draw:g>
              </table:table-cell>
              <table:table-cell office:value-type="string">
                <text:p>Recovered-error</text:p>
                <draw:g>
                  <svg:desc>l3tmr.I2:l3tm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560">
                <text:p>560</text:p>
                <draw:g>
                  <svg:desc>l3tmr.G3:l3tmr.G6</svg:desc>
                </draw:g>
              </table:table-cell>
              <table:table-cell office:value-type="float" office:value="27">
                <text:p>27</text:p>
                <draw:g>
                  <svg:desc>l3tmr.H3:l3tmr.H6</svg:desc>
                </draw:g>
              </table:table-cell>
              <table:table-cell office:value-type="float" office:value="0">
                <text:p>0</text:p>
                <draw:g>
                  <svg:desc>l3tmr.I3:l3tmr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653">
                <text:p>65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620">
                <text:p>62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613">
                <text:p>61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'l3time-v2'.B3:'l3time-v2'.B6 'l3time-v2'.D2:'l3time-v2'.F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'l3time-v2'.B3:'l3time-v2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3time-v2'.D3:'l3time-v2'.D6" chart:label-cell-address="'l3time-v2'.D2:'l3time-v2'.D2" chart:class="chart:bar">
            <chart:data-point chart:style-name="ch8"/>
            <chart:data-point chart:repeated="3"/>
          </chart:series>
          <chart:series chart:style-name="ch9" chart:values-cell-range-address="'l3time-v2'.E3:'l3time-v2'.E6" chart:label-cell-address="'l3time-v2'.E2:'l3time-v2'.E2" chart:class="chart:bar">
            <chart:data-point chart:repeated="4"/>
          </chart:series>
          <chart:series chart:style-name="ch10" chart:values-cell-range-address="'l3time-v2'.F3:'l3time-v2'.F6" chart:label-cell-address="'l3time-v2'.F2:'l3time-v2'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'l3time-v2'.D2:'l3time-v2'.D2</svg:desc>
                </draw:g>
              </table:table-cell>
              <table:table-cell office:value-type="string">
                <text:p>Nok-failure</text:p>
                <draw:g>
                  <svg:desc>'l3time-v2'.E2:'l3time-v2'.E2</svg:desc>
                </draw:g>
              </table:table-cell>
              <table:table-cell office:value-type="string">
                <text:p>Detected</text:p>
                <draw:g>
                  <svg:desc>'l3time-v2'.F2:'l3time-v2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'l3time-v2'.B3:'l3time-v2'.B6</svg:desc>
                </draw:g>
              </table:table-cell>
              <table:table-cell office:value-type="float" office:value="2730">
                <text:p>2730</text:p>
                <draw:g>
                  <svg:desc>'l3time-v2'.D3:'l3time-v2'.D6</svg:desc>
                </draw:g>
              </table:table-cell>
              <table:table-cell office:value-type="float" office:value="175">
                <text:p>175</text:p>
                <draw:g>
                  <svg:desc>'l3time-v2'.E3:'l3time-v2'.E6</svg:desc>
                </draw:g>
              </table:table-cell>
              <table:table-cell office:value-type="float" office:value="200">
                <text:p>200</text:p>
                <draw:g>
                  <svg:desc>'l3time-v2'.F3:'l3time-v2'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904">
                <text:p>290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878">
                <text:p>2878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11">
                <text:p>2911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09cm" svg:y="3.706cm" style:legend-expansion="high" chart:style-name="ch2"/>
        <chart:plot-area chart:style-name="ch3" table:cell-range-address="'l3time-v2'.B3:'l3time-v2'.B6 'l3time-v2'.G2:'l3time-v2'.I6" chart:data-source-has-labels="both" svg:x="0.319cm" svg:y="0.18cm" svg:width="12.171cm" svg:height="8.646cm">
          <chartooo:coordinate-region svg:x="1.919cm" svg:y="0.379cm" svg:width="10.571cm" svg:height="7.8cm"/>
          <chart:axis chart:dimension="x" chart:name="primary-x" chart:style-name="ch4" chartooo:axis-type="auto">
            <chartooo:date-scale/>
            <chart:categories table:cell-range-address="'l3time-v2'.B3:'l3time-v2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3time-v2'.G3:'l3time-v2'.G6" chart:label-cell-address="'l3time-v2'.G2:'l3time-v2'.G2" chart:class="chart:bar">
            <chart:data-point chart:repeated="4"/>
          </chart:series>
          <chart:series chart:style-name="ch8" chart:values-cell-range-address="'l3time-v2'.H3:'l3time-v2'.H6" chart:label-cell-address="'l3time-v2'.H2:'l3time-v2'.H2" chart:class="chart:bar">
            <chart:data-point chart:repeated="4"/>
          </chart:series>
          <chart:series chart:style-name="ch9" chart:values-cell-range-address="'l3time-v2'.I3:'l3time-v2'.I6" chart:label-cell-address="'l3time-v2'.I2:'l3time-v2'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'l3time-v2'.G2:'l3time-v2'.G2</svg:desc>
                </draw:g>
              </table:table-cell>
              <table:table-cell office:value-type="string">
                <text:p>Not-recovered</text:p>
                <draw:g>
                  <svg:desc>'l3time-v2'.H2:'l3time-v2'.H2</svg:desc>
                </draw:g>
              </table:table-cell>
              <table:table-cell office:value-type="string">
                <text:p>Recovered-error</text:p>
                <draw:g>
                  <svg:desc>'l3time-v2'.I2:'l3time-v2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'l3time-v2'.B3:'l3time-v2'.B6</svg:desc>
                </draw:g>
              </table:table-cell>
              <table:table-cell office:value-type="float" office:value="192">
                <text:p>192</text:p>
                <draw:g>
                  <svg:desc>'l3time-v2'.G3:'l3time-v2'.G6</svg:desc>
                </draw:g>
              </table:table-cell>
              <table:table-cell office:value-type="float" office:value="8">
                <text:p>8</text:p>
                <draw:g>
                  <svg:desc>'l3time-v2'.H3:'l3time-v2'.H6</svg:desc>
                </draw:g>
              </table:table-cell>
              <table:table-cell office:value-type="float" office:value="0">
                <text:p>0</text:p>
                <draw:g>
                  <svg:desc>'l3time-v2'.I3:'l3time-v2'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550" chart:origin="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2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54cm" svg:height="11.077cm" xlink:href=".." xlink:type="simple" chart:class="chart:bar" chart:style-name="ch1">
        <chart:subtitle svg:x="8.165cm" svg:y="0.273cm" chart:style-name="ch2">
          <text:p>Workload</text:p>
        </chart:subtitle>
        <chart:legend svg:x="10.733cm" svg:y="0.338cm" style:legend-expansion="custom" chartooo:width="7.274cm" chartooo:height="0.651cm" style:legend-expansion-aspect-ratio="11.173579109063" chart:style-name="ch3"/>
        <chart:plot-area chart:style-name="ch4" table:cell-range-address="Recovery.B2:Recovery.H7" chart:data-source-has-labels="both" svg:x="1.598cm" svg:y="1.222cm" svg:width="20.113cm" svg:height="8.509cm">
          <chartooo:coordinate-region svg:x="2.405cm" svg:y="1.421cm" svg:width="19.306cm" svg:height="7.159cm"/>
          <chart:axis chart:dimension="x" chart:name="primary-x" chart:style-name="ch5" chartooo:axis-type="auto">
            <chartooo:date-scale/>
            <chart:title svg:x="8.35cm" svg:y="9.952cm" chart:style-name="ch6">
              <text:p>Architecture and Recovery Type</text:p>
            </chart:title>
            <chart:categories table:cell-range-address="Recovery.C2:Recovery.H3"/>
          </chart:axis>
          <chart:axis chart:dimension="y" chart:name="primary-y" chart:style-name="ch7">
            <chart:title svg:x="0.56cm" svg:y="6.843cm" chart:style-name="ch8">
              <text:p>No. of executions</text:p>
            </chart:title>
            <chart:grid chart:style-name="ch9" chart:class="major"/>
          </chart:axis>
          <chart:series chart:style-name="ch10" chart:values-cell-range-address="Recovery.C4:Recovery.H4" chart:label-cell-address="Recovery.B4:Recovery.B4" chart:class="chart:bar">
            <chart:data-point chart:repeated="6"/>
          </chart:series>
          <chart:series chart:style-name="ch11" chart:values-cell-range-address="Recovery.C5:Recovery.H5" chart:label-cell-address="Recovery.B5:Recovery.B5" chart:class="chart:bar">
            <chart:data-point chart:repeated="6"/>
          </chart:series>
          <chart:series chart:style-name="ch12" chart:values-cell-range-address="Recovery.C6:Recovery.H6" chart:label-cell-address="Recovery.B6:Recovery.B6" chart:class="chart:bar">
            <chart:data-point chart:repeated="6"/>
          </chart:series>
          <chart:series chart:style-name="ch13" chart:values-cell-range-address="Recovery.C7:Recovery.H7" chart:label-cell-address="Recovery.B7:Recovery.B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ON3 Flow Control (DMR) Recovered</text:p>
                <text:list>
                  <text:list-item>
                    <text:p>LEON3 Flow Control (DMR)</text:p>
                  </text:list-item>
                  <text:list-item>
                    <text:p>Recovered</text:p>
                  </text:list-item>
                </text:list>
                <draw:g>
                  <svg:desc>Recovery.C2:Recovery.H3</svg:desc>
                </draw:g>
              </table:table-cell>
              <table:table-cell office:value-type="string">
                <text:p>LEON3 Flow Control (DMR) Not Recovered</text:p>
                <text:list>
                  <text:list-item>
                    <text:p/>
                  </text:list-item>
                  <text:list-item>
                    <text:p>Not Recovered</text:p>
                  </text:list-item>
                </text:list>
              </table:table-cell>
              <table:table-cell office:value-type="string">
                <text:p>LEON3 Flow Control (DMR) Recovered Error</text:p>
                <text:list>
                  <text:list-item>
                    <text:p/>
                  </text:list-item>
                  <text:list-item>
                    <text:p>Recovered Error</text:p>
                  </text:list-item>
                </text:list>
              </table:table-cell>
              <table:table-cell office:value-type="string">
                <text:p>LEON3 Time Redundant Recovered</text:p>
                <text:list>
                  <text:list-item>
                    <text:p>LEON3 Time Redundant</text:p>
                  </text:list-item>
                  <text:list-item>
                    <text:p>Recovered</text:p>
                  </text:list-item>
                </text:list>
              </table:table-cell>
              <table:table-cell office:value-type="string">
                <text:p>LEON3 Time Redundant Not Recovered</text:p>
                <text:list>
                  <text:list-item>
                    <text:p/>
                  </text:list-item>
                  <text:list-item>
                    <text:p>Not Recovered</text:p>
                  </text:list-item>
                </text:list>
              </table:table-cell>
              <table:table-cell office:value-type="string">
                <text:p>LEON3 Time Redundant Recovered Error</text:p>
                <text:list>
                  <text:list-item>
                    <text:p/>
                  </text:list-item>
                  <text:list-item>
                    <text:p>Recovered Erro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Recovery.B4:Recovery.B4</svg:desc>
                </draw:g>
              </table:table-cell>
              <table:table-cell office:value-type="float" office:value="443">
                <text:p>443</text:p>
                <draw:g>
                  <svg:desc>Recovery.C4:Recovery.H4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  <table:table-cell office:value-type="float" office:value="192">
                <text:p>19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ort</text:p>
                <draw:g>
                  <svg:desc>Recovery.B5:Recovery.B5</svg:desc>
                </draw:g>
              </table:table-cell>
              <table:table-cell office:value-type="float" office:value="481">
                <text:p>481</text:p>
                <draw:g>
                  <svg:desc>Recovery.C5:Recovery.H5</svg:desc>
                </draw:g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  <draw:g>
                  <svg:desc>Recovery.B6:Recovery.B6</svg:desc>
                </draw:g>
              </table:table-cell>
              <table:table-cell office:value-type="float" office:value="232">
                <text:p>232</text:p>
                <draw:g>
                  <svg:desc>Recovery.C6:Recovery.H6</svg:desc>
                </draw:g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  <draw:g>
                  <svg:desc>Recovery.B7:Recovery.B7</svg:desc>
                </draw:g>
              </table:table-cell>
              <table:table-cell office:value-type="float" office:value="536">
                <text:p>536</text:p>
                <draw:g>
                  <svg:desc>Recovery.C7:Recovery.H7</svg:desc>
                </draw:g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3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3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167cm" svg:height="12.618cm" xlink:href=".." xlink:type="simple" chart:class="chart:bar" chart:style-name="ch1">
        <chart:subtitle svg:x="9.252cm" svg:y="0.371cm" chart:style-name="ch2">
          <text:p>Workload</text:p>
        </chart:subtitle>
        <chart:legend svg:x="12.027cm" svg:y="0.397cm" style:legend-expansion="custom" chartooo:width="7.274cm" chartooo:height="0.651cm" style:legend-expansion-aspect-ratio="11.173579109063" chart:style-name="ch3"/>
        <chart:plot-area chart:style-name="ch4" table:cell-range-address="Detection.B2:Detection.N7" chart:data-source-has-labels="both" svg:x="1.658cm" svg:y="1.284cm" svg:width="23.006cm" svg:height="9.882cm">
          <chartooo:coordinate-region svg:x="2.65cm" svg:y="1.483cm" svg:width="22.014cm" svg:height="8.638cm"/>
          <chart:axis chart:dimension="x" chart:name="primary-x" chart:style-name="ch5" chartooo:axis-type="auto">
            <chartooo:date-scale/>
            <chart:title svg:x="10.146cm" svg:y="11.127cm" chart:style-name="ch6">
              <text:p>Architecture and Fault Type</text:p>
            </chart:title>
            <chart:categories table:cell-range-address="Detection.C2:Detection.N3"/>
          </chart:axis>
          <chart:axis chart:dimension="y" chart:name="primary-y" chart:style-name="ch7">
            <chart:title svg:x="0.955cm" svg:y="8.188cm" chart:style-name="ch8">
              <text:p>No. of executions</text:p>
            </chart:title>
            <chart:grid chart:style-name="ch9" chart:class="major"/>
          </chart:axis>
          <chart:series chart:style-name="ch10" chart:values-cell-range-address="Detection.C4:Detection.N4" chart:label-cell-address="Detection.B4:Detection.B4" chart:class="chart:bar">
            <chart:data-point chart:repeated="12"/>
          </chart:series>
          <chart:series chart:style-name="ch11" chart:values-cell-range-address="Detection.C5:Detection.N5" chart:label-cell-address="Detection.B5:Detection.B5" chart:class="chart:bar">
            <chart:data-point chart:repeated="12"/>
          </chart:series>
          <chart:series chart:style-name="ch12" chart:values-cell-range-address="Detection.C6:Detection.N6" chart:label-cell-address="Detection.B6:Detection.B6" chart:class="chart:bar">
            <chart:data-point chart:repeated="12"/>
          </chart:series>
          <chart:series chart:style-name="ch13" chart:values-cell-range-address="Detection.C7:Detection.N7" chart:label-cell-address="Detection.B7:Detection.B7" chart:class="chart:b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ON3 Correct</text:p>
                <text:list>
                  <text:list-item>
                    <text:p>LEON3</text:p>
                  </text:list-item>
                  <text:list-item>
                    <text:p>Correct</text:p>
                  </text:list-item>
                </text:list>
                <draw:g>
                  <svg:desc>Detection.C2:Detection.N3</svg:desc>
                </draw:g>
              </table:table-cell>
              <table:table-cell office:value-type="string">
                <text:p>LEON3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Flow Control (DMR) Correct</text:p>
                <text:list>
                  <text:list-item>
                    <text:p>LEON3 Flow Control (DMR)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Flow Control (DMR)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Flow Control (DMR)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TMR Correct</text:p>
                <text:list>
                  <text:list-item>
                    <text:p>LEON3 TMR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TMR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TMR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Time Redundant Correct</text:p>
                <text:list>
                  <text:list-item>
                    <text:p>LEON3 Time Redundant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Time Redundant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Time Redundant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Detection.B4:Detection.B4</svg:desc>
                </draw:g>
              </table:table-cell>
              <table:table-cell office:value-type="float" office:value="2731">
                <text:p>2731</text:p>
                <draw:g>
                  <svg:desc>Detection.C4:Detection.N4</svg:desc>
                </draw:g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2514">
                <text:p>2514</text:p>
              </table:table-cell>
              <table:table-cell office:value-type="float" office:value="0">
                <text:p>0</text:p>
              </table:table-cell>
              <table:table-cell office:value-type="float" office:value="601">
                <text:p>601</text:p>
              </table:table-cell>
              <table:table-cell office:value-type="float" office:value="2518">
                <text:p>2518</text:p>
              </table:table-cell>
              <table:table-cell office:value-type="float" office:value="0">
                <text:p>0</text:p>
              </table:table-cell>
              <table:table-cell office:value-type="float" office:value="587">
                <text:p>587</text:p>
              </table:table-cell>
              <table:table-cell office:value-type="float" office:value="2730">
                <text:p>273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bsort</text:p>
                <draw:g>
                  <svg:desc>Detection.B5:Detection.B5</svg:desc>
                </draw:g>
              </table:table-cell>
              <table:table-cell office:value-type="float" office:value="2715">
                <text:p>2715</text:p>
                <draw:g>
                  <svg:desc>Detection.C5:Detection.N5</svg:desc>
                </draw:g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  <table:table-cell office:value-type="float" office:value="2904">
                <text:p>290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nmea</text:p>
                <draw:g>
                  <svg:desc>Detection.B6:Detection.B6</svg:desc>
                </draw:g>
              </table:table-cell>
              <table:table-cell office:value-type="float" office:value="2665">
                <text:p>2665</text:p>
                <draw:g>
                  <svg:desc>Detection.C6:Detection.N6</svg:desc>
                </draw:g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  <table:table-cell office:value-type="float" office:value="2878">
                <text:p>2878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amming</text:p>
                <draw:g>
                  <svg:desc>Detection.B7:Detection.B7</svg:desc>
                </draw:g>
              </table:table-cell>
              <table:table-cell office:value-type="float" office:value="2732">
                <text:p>2732</text:p>
                <draw:g>
                  <svg:desc>Detection.C7:Detection.N7</svg:desc>
                </draw:g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683">
                <text:p>683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  <table:table-cell office:value-type="float" office:value="2911">
                <text:p>2911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952cm" style:legend-expansion="high" chart:style-name="ch2"/>
        <chart:plot-area chart:style-name="ch3" table:cell-range-address="l3orig.B3:l3orig.B6 l3orig.D2:l3orig.E6" chart:data-source-has-labels="both" svg:x="0.32cm" svg:y="0.18cm" svg:width="12.965cm" svg:height="8.64cm">
          <chartooo:coordinate-region svg:x="1.92cm" svg:y="0.379cm" svg:width="11.365cm" svg:height="7.794cm"/>
          <chart:axis chart:dimension="x" chart:name="primary-x" chart:style-name="ch4" chartooo:axis-type="auto">
            <chartooo:date-scale/>
            <chart:categories table:cell-range-address="l3orig.B3:l3orig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orig.D3:l3orig.D6" chart:label-cell-address="l3orig.D2:l3orig.D2" chart:class="chart:bar">
            <chart:data-point chart:repeated="4"/>
          </chart:series>
          <chart:series chart:style-name="ch8" chart:values-cell-range-address="l3orig.E3:l3orig.E6" chart:label-cell-address="l3orig.E2:l3orig.E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orig.D2:l3orig.D2</svg:desc>
                </draw:g>
              </table:table-cell>
              <table:table-cell office:value-type="string">
                <text:p>Nok-failure</text:p>
                <draw:g>
                  <svg:desc>l3orig.E2:l3orig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orig.B3:l3orig.B6</svg:desc>
                </draw:g>
              </table:table-cell>
              <table:table-cell office:value-type="float" office:value="2731">
                <text:p>2731</text:p>
                <draw:g>
                  <svg:desc>l3orig.D3:l3orig.D6</svg:desc>
                </draw:g>
              </table:table-cell>
              <table:table-cell office:value-type="float" office:value="376">
                <text:p>376</text:p>
                <draw:g>
                  <svg:desc>l3orig.E3:l3orig.E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715">
                <text:p>271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665">
                <text:p>266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732">
                <text:p>2732</text:p>
              </table:table-cell>
              <table:table-cell office:value-type="float" office:value="373">
                <text:p>3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